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Calibri1" svg:font-family="Calibri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82cm" loext:contextual-spacing="false" fo:line-height="128%" style:writing-mode="lr-tb"/>
    </style:style>
    <style:style style:name="P2" style:family="paragraph" style:parent-style-name="Text_20_body">
      <style:paragraph-properties fo:margin-top="0cm" fo:margin-bottom="0.282cm" loext:contextual-spacing="false" fo:line-height="128%" fo:text-align="justify" style:justify-single-word="false" style:writing-mode="lr-tb"/>
    </style:style>
    <style:style style:name="P3" style:family="paragraph" style:parent-style-name="Text_20_body">
      <style:paragraph-properties fo:margin-top="0cm" fo:margin-bottom="0.282cm" loext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.282cm" loext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.282cm" loext:contextual-spacing="false" fo:line-height="128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.282cm" loext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4">
      <style:paragraph-properties fo:margin-top="0cm" fo:margin-bottom="0.282cm" loext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5">
      <style:paragraph-properties fo:margin-top="0cm" fo:margin-bottom="0.282cm" loext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6">
      <style:paragraph-properties fo:margin-top="0cm" fo:margin-bottom="0.282cm" loext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style:paragraph-properties fo:margin-top="0cm" fo:margin-bottom="0.282cm" loext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rsid="002507d8" officeooo:paragraph-rsid="002507d8" style:text-blinking="false" fo:background-color="transparent"/>
    </style:style>
    <style:style style:name="P11" style:family="paragraph" style:parent-style-name="Text_20_body" style:list-style-name="L5">
      <style:paragraph-properties fo:margin-top="0cm" fo:margin-bottom="0.282cm" loext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rsid="002507d8" officeooo:paragraph-rsid="002507d8" style:text-blinking="false" fo:background-color="transparent"/>
    </style:style>
    <style:style style:name="P12" style:family="paragraph" style:parent-style-name="Text_20_body" style:list-style-name="L6">
      <style:paragraph-properties fo:margin-top="0cm" fo:margin-bottom="0.282cm" loext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rsid="002507d8" officeooo:paragraph-rsid="002507d8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28%" fo:text-align="center" style:justify-single-word="false" style:writing-mode="lr-tb"/>
    </style:style>
    <style:style style:name="P14" style:family="paragraph" style:parent-style-name="Text_20_body">
      <style:paragraph-properties fo:margin-top="0cm" fo:margin-bottom="0cm" loext:contextual-spacing="false" fo:line-height="128%" fo:text-align="center" style:justify-single-word="false" style:writing-mode="lr-tb"/>
      <style:text-properties fo:font-weight="normal"/>
    </style:style>
    <style:style style:name="P15" style:family="paragraph" style:parent-style-name="Text_20_body">
      <style:paragraph-properties fo:margin-top="0cm" fo:margin-bottom="0cm" loext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1.27cm" fo:margin-right="0cm" fo:margin-top="0cm" fo:margin-bottom="0.282cm" loext:contextual-spacing="false" fo:line-height="128%" fo:text-align="justify" style:justify-single-word="false" fo:text-indent="0cm" style:auto-text-indent="false" style:writing-mode="lr-tb"/>
    </style:style>
    <style:style style:name="P17" style:family="paragraph" style:parent-style-name="Text_20_body">
      <style:paragraph-properties fo:line-height="128%" fo:text-align="center" style:justify-single-word="false" style:writing-mode="lr-tb"/>
    </style:style>
    <style:style style:name="P18" style:family="paragraph" style:parent-style-name="Text_20_body" style:master-page-name="MP0">
      <style:paragraph-properties fo:text-align="center" style:justify-single-word="false" style:page-number="auto" fo:break-before="page"/>
      <style:text-properties officeooo:rsid="001fccd1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bold" style:text-blinking="false" fo:background-color="transparent" loext:char-shading-value="0" style:font-weight-asian="bold" style:font-name-complex="Arial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docs-internal-guid-267d1f43-9828-8f6d-11ee-1608df4c74f1"/><text:span text:style-name="Fonte_20_parág._20_padrão"><text:span text:style-name="T2">REUNIÃO DE RETROSPECTIVA</text:span></text:span></text:p>
      <text:p text:style-name="P3">Sprint 02</text:p>
      <text:p text:style-name="P1"/>
      <text:p text:style-name="P6">Na noite do dia 23 de novenbro de 2016, a equipe reuniu-se no laboratorio de informatica do IFPB campus Monteiro - PB para realizar a reunião de retrospectiva da Sprint. Debatemos quais foram os pontos positivos, negativos e o que poderíamos ter feito melhor na iteração. Após o debate chegamos a um consenso nos pontos:</text:p>
      <text:p text:style-name="P2"/>
      <text:p text:style-name="P4">Pontos Positivos:</text:p>
      <text:p text:style-name="P2"/>
      <text:list xml:id="list4400162271354333989" text:style-name="L4">
        <text:list-item>
          <text:p text:style-name="P7">Foi possível realizar os testes com o auxílio do material de treinamento do SUAP;</text:p>
        </text:list-item>
        <text:list-item>
          <text:p text:style-name="P7">Foi aprimorado os conhecimentos sobre Selenium.</text:p>
        </text:list-item>
        <text:list-item>
          <text:p text:style-name="P7">Disponibilidade do cliente para tirar duvidas do projeto. </text:p>
        </text:list-item>
        <text:list-item>
          <text:p text:style-name="P7">Os casos de teste foram terminados.</text:p>
        </text:list-item>
        <text:list-item>
          <text:p text:style-name="P10">Conhecimento adquerido com javascript e jquery.</text:p>
        </text:list-item>
        <text:list-item>
          <text:p text:style-name="P10">Eav de Atibuto do requisito gerenciar ativo esta quase completo.</text:p>
        </text:list-item>
      </text:list>
      <text:p text:style-name="P16"/>
      <text:p text:style-name="P4">Pontos Negativos:</text:p>
      <text:list xml:id="list7769757857605243917" text:style-name="L5">
        <text:list-item>
          <text:p text:style-name="P8">Um erro na execução do comando “collectics” fez com que perdesse muito tempo de desenvolvimento;</text:p>
        </text:list-item>
        <text:list-item>
          <text:p text:style-name="P11">Um dos participantes da equipe não foi produtivo.</text:p>
        </text:list-item>
        <text:list-item>
          <text:p text:style-name="P11">Falta de compromentimento de um dos participantes com o projeto.</text:p>
        </text:list-item>
      </text:list>
      <text:p text:style-name="P4">O que poderíamos ter feito de melhor?</text:p>
      <text:list xml:id="list8569113464270958204" text:style-name="L6">
        <text:list-item>
          <text:p text:style-name="P9">Poderia ter conversado mais com o manitor para pedir auxílio a ele com a resolução do erro, visto que os alunos do período passado enfrentaram o mesmo erro;</text:p>
        </text:list-item>
        <text:list-item>
          <text:p text:style-name="P12">Todos os participantes tem que se comprometer e tentar resolver os probles o quanto antes.</text:p>
        </text:list-item>
      </text:list>
      <text:p text:style-name="P1"/>
      <text:p text:style-name="P5">Monteiro-PB, 23 de novenbro 2016.</text:p>
      <text:p text:style-name="P13"/>
      <text:p text:style-name="P17"><text:soft-page-break/></text:p>
      <text:p text:style-name="P14"><text:span text:style-name="T3">Sidclei Wilker Alves de Freitas</text:span><text:span text:style-name="T4"> </text:span></text:p>
      <text:p text:style-name="P15">Gilvonaldo Alves da Silva Cavalcanti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Calibri1" svg:font-family="Calibri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Fonte_20_parág._20_padrão" style:display-name="Fonte parág. padrão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Witalo Carlos X. Albuquerque</meta:initial-creator>
    <meta:creation-date>2015-06-03T00:43:00Z</meta:creation-date>
    <dc:date>2016-11-24T19:25:16.827054946</dc:date>
    <meta:editing-cycles>9</meta:editing-cycles>
    <meta:editing-duration>PT1H46M19S</meta:editing-duration>
    <meta:document-statistic meta:table-count="0" meta:image-count="0" meta:object-count="0" meta:page-count="2" meta:paragraph-count="21" meta:word-count="223" meta:character-count="1324" meta:non-whitespace-character-count="112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